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313cm"/>
    </style:style>
    <style:style style:name="Tabela1.B" style:family="table-column">
      <style:table-column-properties style:column-width="11.69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rsid="001e1f5f" officeooo:paragraph-rsid="001e1f5f"/>
    </style:style>
    <style:style style:name="P2" style:family="paragraph" style:parent-style-name="Standard">
      <style:paragraph-properties fo:line-height="150%" fo:text-align="center" style:justify-single-word="false"/>
      <style:text-properties officeooo:rsid="001e1f5f" officeooo:paragraph-rsid="001e1f5f"/>
    </style:style>
    <style:style style:name="P3" style:family="paragraph" style:parent-style-name="Standard">
      <style:paragraph-properties fo:line-height="150%" fo:text-align="center" style:justify-single-word="false"/>
      <style:text-properties officeooo:rsid="002110ef" officeooo:paragraph-rsid="002110ef"/>
    </style:style>
    <style:style style:name="P4" style:family="paragraph" style:parent-style-name="Standard">
      <style:paragraph-properties fo:line-height="150%" fo:text-align="start" style:justify-single-word="false"/>
      <style:text-properties officeooo:rsid="002463fe" officeooo:paragraph-rsid="002463fe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rsid="002110ef" officeooo:paragraph-rsid="0024e282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rsid="00264d94" officeooo:paragraph-rsid="00264d94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rsid="00298eea" officeooo:paragraph-rsid="00264d94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rsid="002ab82d" officeooo:paragraph-rsid="002ab82d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rsid="002b0ea2" officeooo:paragraph-rsid="002b0ea2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rsid="002b0ea2" officeooo:paragraph-rsid="002c068d"/>
    </style:style>
    <style:style style:name="P11" style:family="paragraph" style:parent-style-name="Table_20_Contents">
      <style:paragraph-properties fo:text-align="start" style:justify-single-word="false"/>
      <style:text-properties officeooo:rsid="00298eea" officeooo:paragraph-rsid="00298eea"/>
    </style:style>
    <style:style style:name="P12" style:family="paragraph" style:parent-style-name="Table_20_Contents">
      <style:paragraph-properties fo:text-align="start" style:justify-single-word="false"/>
      <style:text-properties officeooo:rsid="002ab82d" officeooo:paragraph-rsid="002ab82d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officeooo:rsid="002ab82d" officeooo:paragraph-rsid="002ab82d"/>
    </style:style>
    <style:style style:name="P14" style:family="paragraph" style:parent-style-name="Standard" style:list-style-name="L3">
      <style:paragraph-properties fo:line-height="150%" fo:text-align="start" style:justify-single-word="false"/>
      <style:text-properties officeooo:rsid="002ab82d" officeooo:paragraph-rsid="002ab82d"/>
    </style:style>
    <style:style style:name="P15" style:family="paragraph" style:parent-style-name="Standard" style:list-style-name="L1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rsid="002110ef" officeooo:paragraph-rsid="0024e282"/>
    </style:style>
    <style:style style:name="P1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/>
      <style:text-properties officeooo:rsid="002110ef" officeooo:paragraph-rsid="0024e282"/>
    </style:style>
    <style:style style:name="P17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/>
      <style:text-properties officeooo:rsid="002463fe" officeooo:paragraph-rsid="0024e282"/>
    </style:style>
    <style:style style:name="P18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/>
      <style:text-properties officeooo:rsid="00298eea" officeooo:paragraph-rsid="00298eea"/>
    </style:style>
    <style:style style:name="T1" style:family="text">
      <style:text-properties officeooo:rsid="0023c73f"/>
    </style:style>
    <style:style style:name="T2" style:family="text">
      <style:text-properties officeooo:rsid="00298eea"/>
    </style:style>
    <style:style style:name="T3" style:family="text">
      <style:text-properties officeooo:rsid="002c068d"/>
    </style:style>
    <style:style style:name="T4" style:family="text">
      <style:text-properties style:text-position="super 58%" officeooo:rsid="002c068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O RIO GRANDE DO NORTE </text:p>
      <text:p text:style-name="P3">INSTITUTO METRÓPOLE DIGITAL</text:p>
      <text:p text:style-name="P1"/>
      <text:p text:style-name="P1"/>
      <text:p text:style-name="P1"/>
      <text:p text:style-name="P1"/>
      <text:p text:style-name="P1"/>
      <text:p text:style-name="P2">Elton de Souza Vieira</text:p>
      <text:p text:style-name="P2">Pedro Arthur Medeiros Fernand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nálise empírica de algoritmos de busca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tal/RN, 2016</text:p>
      <text:p text:style-name="P4"><text:soft-page-break/>SUMÁRIO</text:p>
      <text:p text:style-name="P4"/>
      <text:list xml:id="list4849100044289747647" text:style-name="L1">
        <text:list-header>
          <text:p text:style-name="P15">1. INTRODUÇÃO</text:p>
          <text:p text:style-name="P16"/>
          <text:p text:style-name="P17">2. DESENVOLVIMENTO</text:p>
          <text:p text:style-name="P18">2.1 Método</text:p>
        </text:list-header>
      </text:list>
      <text:p text:style-name="P6"><text:span text:style-name="T2">As configurações do notebook</text:span> <text:span text:style-name="T2">utilizado para executar os algoritmos são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Modelo</text:p>
          </table:table-cell>
          <table:table-cell table:style-name="Tabela1.B1" office:value-type="string">
            <text:p text:style-name="P11">Dell Inspiron 15 5000</text:p>
          </table:table-cell>
        </table:table-row>
        <table:table-row>
          <table:table-cell table:style-name="Tabela1.A2" office:value-type="string">
            <text:p text:style-name="P11">Processador</text:p>
          </table:table-cell>
          <table:table-cell table:style-name="Tabela1.B2" office:value-type="string">
            <text:p text:style-name="P11">Intel Core i7 – 4510U 2.0GHz</text:p>
          </table:table-cell>
        </table:table-row>
        <table:table-row>
          <table:table-cell table:style-name="Tabela1.A2" office:value-type="string">
            <text:p text:style-name="P11">Memória RAM</text:p>
          </table:table-cell>
          <table:table-cell table:style-name="Tabela1.B2" office:value-type="string">
            <text:p text:style-name="P11">16Gb DDR3 (1600MHz)</text:p>
          </table:table-cell>
        </table:table-row>
        <table:table-row>
          <table:table-cell table:style-name="Tabela1.A2" office:value-type="string">
            <text:p text:style-name="P11">Placa Mãe</text:p>
          </table:table-cell>
          <table:table-cell table:style-name="Tabela1.B2" office:value-type="string">
            <text:p text:style-name="P11">…</text:p>
          </table:table-cell>
        </table:table-row>
        <table:table-row>
          <table:table-cell table:style-name="Tabela1.A2" office:value-type="string">
            <text:p text:style-name="P11">Sistema Operacional</text:p>
          </table:table-cell>
          <table:table-cell table:style-name="Tabela1.B2" office:value-type="string">
            <text:p text:style-name="P11">Ubuntu 14.04 LTS x64</text:p>
          </table:table-cell>
        </table:table-row>
        <table:table-row>
          <table:table-cell table:style-name="Tabela1.A2" office:value-type="string">
            <text:p text:style-name="P12">Compilador</text:p>
          </table:table-cell>
          <table:table-cell table:style-name="Tabela1.B2" office:value-type="string">
            <text:p text:style-name="P12">gcc versão 4.8.4</text:p>
          </table:table-cell>
        </table:table-row>
      </table:table>
      <text:p text:style-name="P7"/>
      <text:p text:style-name="P8">Algoritmos Utilizados</text:p>
      <text:p text:style-name="P8">Biblioteca do C++:</text:p>
      <text:list xml:id="list7236387066295632822" text:style-name="L2">
        <text:list-item>
          <text:p text:style-name="P13">std::search</text:p>
        </text:list-item>
        <text:list-item>
          <text:p text:style-name="P13">std::bsearch</text:p>
        </text:list-item>
      </text:list>
      <text:p text:style-name="P8">Algoritmos desenvolvidos:</text:p>
      <text:list xml:id="list8163297771244940763" text:style-name="L3">
        <text:list-item>
          <text:p text:style-name="P14">Busca sequencial recursiva</text:p>
        </text:list-item>
        <text:list-item>
          <text:p text:style-name="P14">Busca sequencial interativa</text:p>
        </text:list-item>
        <text:list-item>
          <text:p text:style-name="P14">Busca binária recursiva</text:p>
        </text:list-item>
        <text:list-item>
          <text:p text:style-name="P14">Busca binária interativa</text:p>
        </text:list-item>
        <text:list-item>
          <text:p text:style-name="P14">Busca ternária recursiva</text:p>
        </text:list-item>
        <text:list-item>
          <text:p text:style-name="P14">Busca ternária interativa</text:p>
        </text:list-item>
      </text:list>
      <text:p text:style-name="P9">Cenários considerados:</text:p>
      <text:p text:style-name="P9"><text:tab/>Foram considerados os cenários em que o vetor está com os elementos fora de ordem (apenas para as funções sequenciais) e quando o vetor está ordenado (utilizando todas as funções). Para cada cenário informado, consideramos também o pior caso (quando o valor pesquisado não está no vetor), o elemento distando em 3/4 do comprimento do vetor (a partir do local de início da busca) e a busca da terceira ocorrência de um valor k no vetor (a partir do início do arranjo).</text:p>
      <text:p text:style-name="P9"/>
      <text:p text:style-name="P6"><text:soft-page-break/>2.2 Metodologia</text:p>
      <text:p text:style-name="P10"><text:tab/><text:span text:style-name="T3">Para os testes, foi utilizado um programa composto por todos os algoritmos de busca testados. Cada um deles foi executado utilizando vetores com 2</text:span><text:span text:style-name="T4">4</text:span><text:span text:style-name="T3"> a 2</text:span><text:span text:style-name="T4">30</text:span><text:span text:style-name="T3"> elementos para todos os cenários citados. Para cada cenário, foi armazenado em um arquivo “.dat” com o tempo médio de execução para cada tamanho de vetor. Para extrair essa média, foi utilizada uma função que recebe a função a ser analisada e retorna o tempo médio (utilizando o desvio padrão, com a fórmula:</text:span><text:span text:style-name="T3"><draw:frame draw:style-name="fr1" draw:name="Objeto1" text:anchor-type="as-char" svg:y="-0.706cm" svg:width="4.052cm" svg:height="1.085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) após 100 execuções.</text:span></text:p>
      <text:p text:style-name="P6"/>
      <text:list xml:id="list125425893987664" text:continue-list="list4849100044289747647" text:style-name="L1">
        <text:list-header>
          <text:p text:style-name="P16"><text:span text:style-name="T1">3. </text:span>RESULTADOS</text:p>
          <text:p text:style-name="P16">// <text:span text:style-name="T1">Gráficos</text:span></text:p>
          <text:p text:style-name="P16"><text:span text:style-name="T1">4. </text:span>CONCLUSÃO</text:p>
        </text:list-header>
      </text:list>
      <text:p text:style-name="P5">// <text:span text:style-name="T1">Discussã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22:38:00.289294747</meta:creation-date>
    <dc:date>2016-03-17T12:54:25.699240006</dc:date>
    <meta:editing-duration>PT1H15M10S</meta:editing-duration>
    <meta:editing-cycles>16</meta:editing-cycles>
    <meta:generator>LibreOffice/4.2.8.2$Linux_X86_64 LibreOffice_project/420m0$Build-2</meta:generator>
    <meta:document-statistic meta:table-count="1" meta:image-count="0" meta:object-count="1" meta:page-count="3" meta:paragraph-count="42" meta:word-count="283" meta:character-count="1747" meta:non-whitespace-character-count="1510"/>
  </office:meta>
</office:document-meta>
</file>

<file path=Object 1/content.xml><?xml version="1.0" encoding="utf-8"?>
<math xmlns="http://www.w3.org/1998/Math/MathML" display="block">
  <semantics>
    <mrow>
      <msub>
        <mi>A</mi>
        <mi>k</mi>
      </msub>
      <mo stretchy="false">=</mo>
      <mrow>
        <msub>
          <mi>A</mi>
          <mrow>
            <mo fence="true" stretchy="false">(</mo>
            <mrow>
              <mrow>
                <mi>k</mi>
                <mo stretchy="false">−</mo>
                <mn>1</mn>
              </mrow>
            </mrow>
            <mo fence="true" stretchy="false">)</mo>
          </mrow>
        </msub>
        <mo stretchy="false">+</mo>
        <mfrac>
          <mrow>
            <msub>
              <mi>x</mi>
              <mi>k</mi>
            </msub>
            <mo stretchy="false">−</mo>
            <msub>
              <mi>A</mi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sub>
          </mrow>
          <mi>k</mi>
        </mfrac>
      </mrow>
    </mrow>
    <annotation encoding="StarMath 5.0">A_k = A_(k-1) + {x_k - A_(k-1)} over {k}</annotation>
  </semantics>
</math>
</file>